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0665" officeooo:paragraph-rsid="00060665"/>
    </style:style>
    <style:style style:name="P2" style:family="paragraph" style:parent-style-name="Standard">
      <style:text-properties officeooo:rsid="00060665" officeooo:paragraph-rsid="00060665"/>
    </style:style>
    <style:style style:name="P3" style:family="paragraph" style:parent-style-name="Standard">
      <style:text-properties officeooo:rsid="0009bca1" officeooo:paragraph-rsid="0009bca1"/>
    </style:style>
    <style:style style:name="P4" style:family="paragraph" style:parent-style-name="Standard">
      <style:text-properties officeooo:rsid="000a4b5d" officeooo:paragraph-rsid="000a4b5d"/>
    </style:style>
    <style:style style:name="P5" style:family="paragraph" style:parent-style-name="Standard">
      <style:text-properties fo:font-weight="bold" officeooo:rsid="000a4b5d" officeooo:paragraph-rsid="000a4b5d" style:font-weight-asian="bold" style:font-weight-complex="bold"/>
    </style:style>
    <style:style style:name="P6" style:family="paragraph" style:parent-style-name="Standard">
      <style:text-properties fo:font-weight="bold" officeooo:rsid="00060665" officeooo:paragraph-rsid="00060665" style:font-weight-asian="bold" style:font-weight-complex="bold"/>
    </style:style>
    <style:style style:name="P7" style:family="paragraph" style:parent-style-name="Standard">
      <style:text-properties fo:font-weight="bold" officeooo:rsid="0009bca1" officeooo:paragraph-rsid="0009bca1" style:font-weight-asian="bold" style:font-weight-complex="bold"/>
    </style:style>
    <style:style style:name="P8" style:family="paragraph" style:parent-style-name="Standard">
      <style:text-properties fo:font-weight="bold" officeooo:rsid="000dfa12" officeooo:paragraph-rsid="000dfa12" style:font-weight-asian="bold" style:font-weight-complex="bold"/>
    </style:style>
    <style:style style:name="P9" style:family="paragraph" style:parent-style-name="Standard">
      <style:text-properties fo:font-weight="bold" officeooo:rsid="0016a444" officeooo:paragraph-rsid="0016a444" style:font-weight-asian="bold" style:font-weight-complex="bold"/>
    </style:style>
    <style:style style:name="P10" style:family="paragraph" style:parent-style-name="Standard">
      <style:text-properties officeooo:rsid="000dfa12" officeooo:paragraph-rsid="000dfa12"/>
    </style:style>
    <style:style style:name="P11" style:family="paragraph" style:parent-style-name="Standard">
      <style:text-properties officeooo:rsid="00141df7" officeooo:paragraph-rsid="00141df7"/>
    </style:style>
    <style:style style:name="P12" style:family="paragraph" style:parent-style-name="Standard">
      <style:text-properties officeooo:rsid="0016a444" officeooo:paragraph-rsid="0016a444"/>
    </style:style>
    <style:style style:name="P13" style:family="paragraph" style:parent-style-name="Standard">
      <style:text-properties fo:font-weight="normal" officeooo:rsid="0016a444" officeooo:paragraph-rsid="0016a444" style:font-weight-asian="normal" style:font-weight-complex="normal"/>
    </style:style>
    <style:style style:name="T1" style:family="text">
      <style:text-properties officeooo:rsid="00075710"/>
    </style:style>
    <style:style style:name="T2" style:family="text">
      <style:text-properties officeooo:rsid="00075a91"/>
    </style:style>
    <style:style style:name="T3" style:family="text">
      <style:text-properties officeooo:rsid="000a6e56"/>
    </style:style>
    <style:style style:name="T4" style:family="text">
      <style:text-properties officeooo:rsid="00111733"/>
    </style:style>
    <style:style style:name="T5" style:family="text">
      <style:text-properties officeooo:rsid="0011e776"/>
    </style:style>
    <style:style style:name="T6" style:family="text">
      <style:text-properties officeooo:rsid="0012bb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ro Copy</text:p>
      <text:p text:style-name="P1"/>
      <text:p text:style-name="P1">My name is Jesse Bourret-Gheysen and I am a <text:span text:style-name="T2">biotechnologist turned </text:span>creative developer <text:span text:style-name="T1">who is interested in pursuing </text:span><text:span text:style-name="T2">software development and game development opportunities. My initial introduction to computer programming was through data science and biological simulations. As my curiosity for programming grew, so to did my hunger for creative outlets of this new skill. </text:span></text:p>
      <text:p text:style-name="P1"/>
      <text:p text:style-name="P1"/>
      <text:p text:style-name="P1"/>
      <text:p text:style-name="P12">DATA SCIENCE </text:p>
      <text:p text:style-name="P12"/>
      <text:p text:style-name="P7">Desolved package for R</text:p>
      <text:p text:style-name="P7"/>
      <text:p text:style-name="P11">While working at Neoventures Biotechnology Inc. I would regularly use the desolved package for R to calculate predicted binding constants of DNA aptamers. The desolved package allowed for the entry of a number of heuristic linked differential equations related to the aptamer-ligand binding affinities.</text:p>
      <text:p text:style-name="P3"/>
      <text:p text:style-name="P3"/>
      <text:p text:style-name="P8">HTML and PDF report generation using R Markdown and plotly</text:p>
      <text:p text:style-name="P3"/>
      <text:p text:style-name="P10">While working as a data scientist at the Macdonald Franklin OSI Research Centre in the Lawson Health Research Institute I <text:span text:style-name="T4">created a workflow of automating report generation via pulling data from a REDCAP server, processing the data to extract meaningful points, and displaying visualizations generated with plotly. These reports were sent out as HTML or PDF depending on the recipients, </text:span><text:span text:style-name="T5">and rendered using R-Markdown </text:span><text:span text:style-name="T6">and knittr</text:span><text:span text:style-name="T4">.</text:span></text:p>
      <text:p text:style-name="P3"/>
      <text:p text:style-name="P3"/>
      <text:p text:style-name="P5">PDB file converter</text:p>
      <text:p text:style-name="P4"/>
      <text:p text:style-name="P4">A small python script I wrote when I worked at Neoventures Biotechnology Inc. to aid in the workflow of DNA aptamer ligand binding simulations. <text:span text:style-name="T3">The script takes .pdbqt files which contain multiple conformations for a given DNA aptamer, and splits them in their respective .pdb files. The .pdb files were compatible with many more applications, and were more useful. </text:span></text:p>
      <text:p text:style-name="P4"/>
      <text:p text:style-name="P4"/>
      <text:p text:style-name="P12">WEB DEVELOPMENT</text:p>
      <text:p text:style-name="P12"/>
      <text:p text:style-name="P9">This Website</text:p>
      <text:p text:style-name="P13"/>
      <text:p text:style-name="P13">This website was created using the flask web framework for python, bootstrap, and a few other python packages. I chose to use flask for its simplicity and flexibility. It was important that I used a framework that allowed me to run and host some of my projects for visitors to be able to interact with th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4T10:41:50.904486729</meta:creation-date>
    <dc:date>2022-01-19T11:07:49.905307248</dc:date>
    <meta:editing-duration>PT2H26M10S</meta:editing-duration>
    <meta:editing-cycles>10</meta:editing-cycles>
    <meta:generator>LibreOffice/7.2.3.2$Linux_X86_64 LibreOffice_project/20$Build-2</meta:generator>
    <meta:document-statistic meta:table-count="0" meta:image-count="0" meta:object-count="0" meta:page-count="1" meta:paragraph-count="12" meta:word-count="305" meta:character-count="1923" meta:non-whitespace-character-count="1627"/>
  </office:meta>
</office:document-meta>
</file>